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fiedIdentifier.QualifiedIdentifier( int startPos , int endPos , SpelNodeImpl ...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Identifier.toStringA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alifiedIdentifier.getValueInternal( ExpressionState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